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c 1 = <text:a xlink:type="simple" xlink:href="https://res.cloudinary.com/dz1x3ewut/image/upload/v1677596031/macbook2_v2k50n.png" text:style-name="Default_20_Style" text:visited-style-name="Default_20_Style"><text:span text:style-name="T1">https://res.cloudinary.com/dz1x3ewut/image/upload/v1677596031/macbook2_v2k50n.png</text:span></text:a></text:p>
      <text:p text:style-name="normal"/>
      <text:p text:style-name="normal">IMAc 2 = </text:p>
      <text:p text:style-name="normal"><text:a xlink:type="simple" xlink:href="https://res.cloudinary.com/dz1x3ewut/image/upload/v1677596030/macbook3_tgrn3k.png" text:style-name="Default_20_Style" text:visited-style-name="Default_20_Style"><text:span text:style-name="T1">https://res.cloudinary.com/dz1x3ewut/image/upload/v1677596030/macbook3_tgrn3k.png</text:span></text:a></text:p>
      <text:p text:style-name="normal"/>
      <text:p text:style-name="normal">Imac 3 <text:s/>= </text:p>
      <text:p text:style-name="normal"><text:a xlink:type="simple" xlink:href="https://res.cloudinary.com/dz1x3ewut/image/upload/v1677596030/macbook_wfq4p7.png" text:style-name="Default_20_Style" text:visited-style-name="Default_20_Style"><text:span text:style-name="T1">https://res.cloudinary.com/dz1x3ewut/image/upload/v1677596030/macbook_wfq4p7.png</text:span></text:a></text:p>
      <text:p text:style-name="normal"/>
      <text:p text:style-name="normal">Iphone1 = </text:p>
      <text:p text:style-name="normal"><text:a xlink:type="simple" xlink:href="https://res.cloudinary.com/dz1x3ewut/image/upload/v1677596030/Iphone2_s56pas.png" text:style-name="Default_20_Style" text:visited-style-name="Default_20_Style"><text:span text:style-name="T1">https://res.cloudinary.com/dz1x3ewut/image/upload/v1677596030/Iphone2_s56pas.png</text:span></text:a></text:p>
      <text:p text:style-name="normal"/>
      <text:p text:style-name="normal">Iphone 2 = </text:p>
      <text:p text:style-name="normal"><text:a xlink:type="simple" xlink:href="https://res.cloudinary.com/dz1x3ewut/image/upload/v1677596030/Iphone1_gnyref.png" text:style-name="Default_20_Style" text:visited-style-name="Default_20_Style"><text:span text:style-name="T1">https://res.cloudinary.com/dz1x3ewut/image/upload/v1677596030/Iphone1_gnyref.png</text:span></text:a></text:p>
      <text:p text:style-name="normal"/>
      <text:p text:style-name="normal">Iphone3 = </text:p>
      <text:p text:style-name="normal"><text:a xlink:type="simple" xlink:href="https://res.cloudinary.com/dz1x3ewut/image/upload/v1677596030/Iphone3_bvwqyl.png" text:style-name="Default_20_Style" text:visited-style-name="Default_20_Style"><text:span text:style-name="T1">https://res.cloudinary.com/dz1x3ewut/image/upload/v1677596030/Iphone3_bvwqyl.png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28T20:30:09.699631764</dc:date>
    <meta:editing-duration>PT52M18S</meta:editing-duration>
    <meta:editing-cycles>1</meta:editing-cycles>
    <meta:document-statistic meta:table-count="0" meta:image-count="0" meta:object-count="0" meta:page-count="1" meta:paragraph-count="11" meta:word-count="22" meta:character-count="541" meta:non-whitespace-character-count="524"/>
    <meta:generator>LibreOffice/7.3.3.2$MacOSX_X86_64 LibreOffice_project/d1d0ea68f081ee2800a922cac8f79445e4603348</meta:generator>
  </office:meta>
</office:document-meta>
</file>